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d7e65" officeooo:paragraph-rsid="000d7e65"/>
    </style:style>
    <style:style style:name="P3" style:family="paragraph" style:parent-style-name="Standard">
      <style:paragraph-properties fo:text-align="center" style:justify-single-word="false"/>
      <style:text-properties officeooo:rsid="000d7e65" officeooo:paragraph-rsid="000d7e65"/>
    </style:style>
    <style:style style:name="P4" style:family="paragraph" style:parent-style-name="Standard">
      <style:text-properties fo:font-style="italic" officeooo:rsid="000d7e65" officeooo:paragraph-rsid="000d7e65" style:font-style-asian="italic" style:font-style-complex="italic"/>
    </style:style>
    <style:style style:name="P5" style:family="paragraph" style:parent-style-name="Standard">
      <style:text-properties officeooo:rsid="000e7aee" officeooo:paragraph-rsid="000e7aee"/>
    </style:style>
    <style:style style:name="P6" style:family="paragraph" style:parent-style-name="Standard">
      <style:text-properties officeooo:rsid="000e7aee" officeooo:paragraph-rsid="000fc60f"/>
    </style:style>
    <style:style style:name="P7" style:family="paragraph" style:parent-style-name="Standard">
      <style:text-properties officeooo:rsid="000fc60f" officeooo:paragraph-rsid="000fc60f"/>
    </style:style>
    <style:style style:name="P8" style:family="paragraph" style:parent-style-name="Standard">
      <style:text-properties officeooo:rsid="001099ff" officeooo:paragraph-rsid="001099ff"/>
    </style:style>
    <style:style style:name="P9" style:family="paragraph" style:parent-style-name="Title">
      <style:text-properties officeooo:paragraph-rsid="000d7e65"/>
    </style:style>
    <style:style style:name="T1" style:family="text">
      <style:text-properties officeooo:rsid="000d7e65"/>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0% 100%"/>
    </style:style>
    <style:style style:name="T5" style:family="text">
      <style:text-properties officeooo:rsid="000e7aee"/>
    </style:style>
    <style:style style:name="T6" style:family="text">
      <style:text-properties officeooo:rsid="000fc60f"/>
    </style:style>
    <style:style style:name="T7" style:family="text">
      <style:text-properties officeooo:rsid="001099ff"/>
    </style:style>
    <style:style style:name="T8" style:family="text">
      <style:text-properties officeooo:rsid="00112c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ifferential Utilit<text:span text:style-name="T1">y</text:span> Complexity</text:p>
      <text:p text:style-name="P3">by Sven Nilsen, 2022</text:p>
      <text:p text:style-name="P2"/>
      <text:p text:style-name="P4">In this paper I outline an idea that might help to reason about social higher order utility.<text:line-break/><text:span text:style-name="T5">This idea might be important for AI alignment problems.</text:span></text:p>
      <text:p text:style-name="P2"/>
      <text:p text:style-name="P2">In Instrumental Rationality<text:span text:style-name="T3"><text:reference-ref text:reference-format="text" text:ref-name="instrumental rationality">[1]</text:reference-ref></text:span><text:span text:style-name="T4"> (IR)</text:span>, an agent optimises a utility function. One can think about the utility function that takes a type, representing the environment and outputs a real number:</text:p>
      <text:p text:style-name="P2"/>
      <text:p text:style-name="P2"><text:tab/>utility : environment → real</text:p>
      <text:p text:style-name="P2"/>
      <text:p text:style-name="P2">In the paper “Zen Rationality”<text:span text:style-name="T3"><text:reference-ref text:reference-format="text" text:ref-name="zen rationality">[2]</text:reference-ref></text:span> (ZR), I presented an extended version of IR. One can think about Zen Rationality as higher order theory of IR. <text:span text:style-name="T5">The correspondence between IR and ZR is the same as the difference between simply typed functions and higher order functions. IR optimizes utility for simply typed functions, which can be well defined in many cases. ZR optimizes utility for higher order functions, which is often not well defined and depends on the constraints one can use to reason about utility.</text:span></text:p>
      <text:p text:style-name="P2"/>
      <text:p text:style-name="P5">Differential Utility Complexity is a<text:span text:style-name="T6">n abstract</text:span> mathematical language for constraining behaviour of higher order utility functions such that they produce adequate normative higher order social utility. <text:span text:style-name="T6">This language has two steps. The first step is an oracle `duc` which takes some environment, a utility function over that environment and produces a differential complexity measure.</text:span></text:p>
      <text:p text:style-name="P5"/>
      <text:p text:style-name="P6"><text:tab/>duc : environment × (environment → real) → differential_complexity<text:line-break/></text:p>
      <text:p text:style-name="P7"><text:span text:style-name="T8">The second step uses differential complexity. </text:span>The differential complexity measure can be thought of a function that outputs some complexity measure for relative changes in the utility function:</text:p>
      <text:p text:style-name="P6"/>
      <text:p text:style-name="P6"><text:tab/><text:span text:style-name="T6">differential_complexity : real → complexity</text:span><text:line-break/></text:p>
      <text:p text:style-name="P7">The type of complexity is unknown and can vary between applications.<text:line-break/><text:line-break/>For example, the complexity can depend on which agent is doing the optimization.</text:p>
      <text:p text:style-name="P7"/>
      <text:p text:style-name="P7">With other words, the `duc` oracle can tell how hard it is for an agent to <text:span text:style-name="T7">produce outcomes of better or worse utility. The complexity of increasing utility might be used as an indicator to detect reward hacking. The complexity of decreasing utility might be used as an indicator of environment safety.</text:span></text:p>
      <text:p text:style-name="P7"/>
      <text:p text:style-name="P8">For example, imagine that you could flip bits directly in the number that represents the balance in your bank account. This would mean that there is very low complexity to reach any new state of wealth or poverty. From a social point of view in economics, it is undesirable that people can flip bits directly like this, because it would ruin the value of money. From a personal point of view, this ability might have very high instrumental utility. However, a person who wants to live in a society where the economy is functional and safe, might inform the bank in the event of a such opportunity.</text:p>
      <text:p text:style-name="P8"/>
      <text:p text:style-name="P8">An agent for which differential complexity is lower in the direction of increasing utility, than in the direction of decreasing utility, might be thought of as existing in some environment that encourages optimizing utility. Thus, differential complexity might be used to reason about how safe an environment is for different kinds of agents. <text:span text:style-name="T8">If the environment contains multiple agents, then they might cooperate to increase their utility, which decreases differential complexity of increased utility.</text:span></text:p>
      <text:h text:style-name="P1" text:outline-level="3">References:</text:h>
      <text:p text:style-name="P2"/>
      <text:p text:style-name="P2"><text:reference-mark-start text:name="instrumental rationality"/>[1]<text:reference-mark-end text:name="instrumental rationality"/><text:tab/>“Instrumental Rationality”</text:p>
      <text:p text:style-name="P2"><text:tab/>Stanford Encyclopedia of Philosophy</text:p>
      <text:p text:style-name="P2"><text:tab/><text:a xlink:type="simple" xlink:href="https://plato.stanford.edu/entries/rationality-instrumental/" text:style-name="Internet_20_link" text:visited-style-name="Visited_20_Internet_20_Link"><text:span text:style-name="T2">https://plato.stanford.edu/entries/rationality-instrumental/</text:span></text:a></text:p>
      <text:p text:style-name="P2"/>
      <text:p text:style-name="P2"><text:reference-mark-start text:name="zen rationality"/>[2]<text:reference-mark-end text:name="zen rationality"/><text:tab/>“Zen Rationality”</text:p>
      <text:p text:style-name="P2"><text:tab/>Sven Nilsen, 2018</text:p>
      <text:p text:style-name="P2"><text:tab/><text:a xlink:type="simple" xlink:href="https://github.com/advancedresearch/path_semantics/blob/master/papers-wip/zen-rationality.pdf" text:style-name="Internet_20_link" text:visited-style-name="Visited_20_Internet_20_Link"><text:span text:style-name="T2">https://github.com/advancedresearch/path_semantics/blob/master/papers-wip/zen-rationality.pdf</text:span></text:a></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12T16:15:39.142444443</meta:creation-date>
    <dc:date>2022-06-12T17:05:55.640541930</dc:date>
    <meta:editing-duration>PT6M55S</meta:editing-duration>
    <meta:editing-cycles>1</meta:editing-cycles>
    <meta:document-statistic meta:table-count="0" meta:image-count="0" meta:object-count="0" meta:page-count="2" meta:paragraph-count="21" meta:word-count="521" meta:character-count="3438" meta:non-whitespace-character-count="2928"/>
    <meta:generator>LibreOffice/7.2.2.2$MacOSX_X86_64 LibreOffice_project/02b2acce88a210515b4a5bb2e46cbfb63fe97d56</meta:generator>
  </office:meta>
</office:document-meta>
</file>